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34in"/>
    </style:style>
    <style:style style:name="Table1.B" style:family="table-column">
      <style:table-column-properties style:column-width="1.8653in"/>
    </style:style>
    <style:style style:name="Table1.C" style:family="table-column">
      <style:table-column-properties style:column-width="0.4701in"/>
    </style:style>
    <style:style style:name="Table1.D" style:family="table-column">
      <style:table-column-properties style:column-width="0.6139in"/>
    </style:style>
    <style:style style:name="Table1.E" style:family="table-column">
      <style:table-column-properties style:column-width="1.4708in"/>
    </style:style>
    <style:style style:name="Table1.F" style:family="table-column">
      <style:table-column-properties style:column-width="1.87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RVType" style:family="table">
      <style:table-properties style:width="6.9271in" fo:margin-left="0in" table:align="left" style:may-break-between-rows="false"/>
    </style:style>
    <style:style style:name="RVType.A" style:family="table-column">
      <style:table-column-properties style:column-width="0.5236in"/>
    </style:style>
    <style:style style:name="RVType.B" style:family="table-column">
      <style:table-column-properties style:column-width="0.6951in"/>
    </style:style>
    <style:style style:name="RVType.C" style:family="table-column">
      <style:table-column-properties style:column-width="0.6667in"/>
    </style:style>
    <style:style style:name="RVType.D" style:family="table-column">
      <style:table-column-properties style:column-width="0.5938in"/>
    </style:style>
    <style:style style:name="RVType.E" style:family="table-column">
      <style:table-column-properties style:column-width="2.0104in"/>
    </style:style>
    <style:style style:name="RVType.F" style:family="table-column">
      <style:table-column-properties style:column-width="2.4375in"/>
    </style:style>
    <style:style style:name="RVType.A1" style:family="table-cell">
      <style:table-cell-properties fo:padding="0.0382in" fo:border-left="0.05pt solid #000000" fo:border-right="none" fo:border-top="0.05pt solid #000000" fo:border-bottom="0.05pt solid #000000"/>
    </style:style>
    <style:style style:name="RVType.F1" style:family="table-cell">
      <style:table-cell-properties fo:padding="0.0382in" fo:border="0.05pt solid #000000"/>
    </style:style>
    <style:style style:name="RVType.A2" style:family="table-cell">
      <style:table-cell-properties fo:padding="0.0382in" fo:border-left="0.05pt solid #000000" fo:border-right="none" fo:border-top="none" fo:border-bottom="0.05pt solid #000000"/>
    </style:style>
    <style:style style:name="RVType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0833in" fo:margin-left="0in" table:align="left"/>
    </style:style>
    <style:style style:name="Table2.A" style:family="table-column">
      <style:table-column-properties style:column-width="0.5236in"/>
    </style:style>
    <style:style style:name="Table2.B" style:family="table-column">
      <style:table-column-properties style:column-width="0.9764in"/>
    </style:style>
    <style:style style:name="Table2.C" style:family="table-column">
      <style:table-column-properties style:column-width="0.6979in"/>
    </style:style>
    <style:style style:name="Table2.D" style:family="table-column">
      <style:table-column-properties style:column-width="0.6354in"/>
    </style:style>
    <style:style style:name="Table2.E" style:family="table-column">
      <style:table-column-properties style:column-width="1.8958in"/>
    </style:style>
    <style:style style:name="Table2.F" style:family="table-column">
      <style:table-column-properties style:column-width="2.354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125in" fo:margin-left="0in" table:align="left" style:may-break-between-rows="false"/>
    </style:style>
    <style:style style:name="Table3.A" style:family="table-column">
      <style:table-column-properties style:column-width="0.5236in"/>
    </style:style>
    <style:style style:name="Table3.B" style:family="table-column">
      <style:table-column-properties style:column-width="0.6535in"/>
    </style:style>
    <style:style style:name="Table3.C" style:family="table-column">
      <style:table-column-properties style:column-width="0.7083in"/>
    </style:style>
    <style:style style:name="Table3.D" style:family="table-column">
      <style:table-column-properties style:column-width="0.7917in"/>
    </style:style>
    <style:style style:name="Table3.E" style:family="table-column">
      <style:table-column-properties style:column-width="1.7708in"/>
    </style:style>
    <style:style style:name="Table3.F" style:family="table-column">
      <style:table-column-properties style:column-width="2.677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style style:name="P3" style:family="paragraph" style:parent-style-name="Text_20_body">
      <style:text-properties style:font-name="Arial" fo:font-size="10pt" style:font-size-asian="10pt" style:font-size-complex="10pt"/>
    </style:style>
    <style:style style:name="P4" style:family="paragraph" style:parent-style-name="Text_20_body">
      <style:paragraph-properties fo:text-align="center" style:justify-single-word="false"/>
      <style:text-properties style:font-name="Arial"/>
    </style:style>
    <style:style style:name="P5" style:family="paragraph" style:parent-style-name="Text_20_body">
      <style:paragraph-properties fo:text-align="start" style:justify-single-word="false"/>
      <style:text-properties officeooo:paragraph-rsid="001dba00"/>
    </style:style>
    <style:style style:name="P6" style:family="paragraph" style:parent-style-name="Text_20_body">
      <style:paragraph-properties fo:text-align="start" style:justify-single-word="false"/>
      <style:text-properties officeooo:rsid="001dba00" officeooo:paragraph-rsid="001dba00"/>
    </style:style>
    <style:style style:name="P7" style:family="paragraph" style:parent-style-name="Text_20_body">
      <style:paragraph-properties fo:text-align="start" style:justify-single-word="false"/>
      <style:text-properties officeooo:rsid="001dba00" officeooo:paragraph-rsid="0025e9f9"/>
    </style:style>
    <style:style style:name="P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dba00" officeooo:paragraph-rsid="001dba00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dba00" officeooo:paragraph-rsid="0025e9f9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f9fae" officeooo:paragraph-rsid="001f9fae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f9fae" officeooo:paragraph-rsid="0025e9f9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f9fae" officeooo:paragraph-rsid="00273499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text-underline-style="none" fo:font-weight="normal" officeooo:rsid="001f9fae" officeooo:paragraph-rsid="001f9fae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text-underline-style="none" fo:font-weight="normal" officeooo:rsid="001f9fae" officeooo:paragraph-rsid="00273499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text-underline-style="none" fo:font-weight="normal" officeooo:rsid="001fb815" officeooo:paragraph-rsid="001fb815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text-underline-style="none" fo:font-weight="normal" officeooo:rsid="001fb815" officeooo:paragraph-rsid="00273499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text-underline-style="none" fo:font-weight="normal" officeooo:rsid="0020c452" officeooo:paragraph-rsid="0020c452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text-underline-style="none" fo:font-weight="normal" officeooo:rsid="0020c452" officeooo:paragraph-rsid="0025e9f9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text-underline-style="none" fo:font-weight="normal" officeooo:rsid="0020c452" officeooo:paragraph-rsid="00273499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text-underline-style="none" fo:font-weight="normal" officeooo:rsid="0023c142" officeooo:paragraph-rsid="0023c142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text-underline-style="none" fo:font-weight="normal" officeooo:rsid="0023c142" officeooo:paragraph-rsid="00273499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text-underline-style="none" fo:font-weight="normal" officeooo:rsid="002547a2" officeooo:paragraph-rsid="002547a2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text-underline-style="none" fo:font-weight="normal" officeooo:rsid="002547a2" officeooo:paragraph-rsid="00273499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officeooo:rsid="001f9fae" officeooo:paragraph-rsid="001f9fae"/>
    </style:style>
    <style:style style:name="P25" style:family="paragraph" style:parent-style-name="Text_20_body">
      <style:paragraph-properties fo:text-align="start" style:justify-single-word="false"/>
      <style:text-properties officeooo:rsid="001f9fae" officeooo:paragraph-rsid="00273499"/>
    </style:style>
    <style:style style:name="P26" style:family="paragraph" style:parent-style-name="Table_20_Heading">
      <style:paragraph-properties fo:text-align="center" style:justify-single-word="false"/>
      <style:text-properties officeooo:rsid="001e5f73" officeooo:paragraph-rsid="001e5f73"/>
    </style:style>
    <style:style style:name="P27" style:family="paragraph" style:parent-style-name="Table_20_Heading">
      <style:paragraph-properties fo:text-align="center" style:justify-single-word="false"/>
      <style:text-properties officeooo:rsid="001e5f73" officeooo:paragraph-rsid="0025e9f9"/>
    </style:style>
    <style:style style:name="P28" style:family="paragraph" style:parent-style-name="Table_20_Heading">
      <style:text-properties officeooo:rsid="001e5f73" officeooo:paragraph-rsid="0025e9f9"/>
    </style:style>
    <style:style style:name="P29" style:family="paragraph" style:parent-style-name="Table_20_Heading">
      <style:text-properties officeooo:rsid="001f9fae" officeooo:paragraph-rsid="001f9fae"/>
    </style:style>
    <style:style style:name="P30" style:family="paragraph" style:parent-style-name="Table_20_Heading">
      <style:paragraph-properties fo:text-align="center" style:justify-single-word="false"/>
      <style:text-properties officeooo:rsid="001f9fae" officeooo:paragraph-rsid="001f9fae"/>
    </style:style>
    <style:style style:name="P31" style:family="paragraph" style:parent-style-name="Table_20_Heading">
      <style:paragraph-properties fo:text-align="center" style:justify-single-word="false"/>
      <style:text-properties officeooo:rsid="001f9fae" officeooo:paragraph-rsid="00273499"/>
    </style:style>
    <style:style style:name="P32" style:family="paragraph" style:parent-style-name="Table_20_Heading">
      <style:text-properties officeooo:rsid="001f9fae" officeooo:paragraph-rsid="00273499"/>
    </style:style>
    <style:style style:name="P33" style:family="paragraph" style:parent-style-name="Table_20_Heading">
      <style:paragraph-properties fo:text-align="center" style:justify-single-word="false"/>
      <style:text-properties fo:font-weight="normal" officeooo:rsid="001fb815" officeooo:paragraph-rsid="001fb815" style:font-weight-asian="normal" style:font-weight-complex="normal"/>
    </style:style>
    <style:style style:name="P34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35" style:family="paragraph" style:parent-style-name="Table_20_Heading">
      <style:paragraph-properties fo:text-align="center" style:justify-single-word="false"/>
      <style:text-properties fo:font-weight="normal" officeooo:rsid="0032ca5f" officeooo:paragraph-rsid="0032ca5f" style:font-weight-asian="normal" style:font-weight-complex="normal"/>
    </style:style>
    <style:style style:name="P36" style:family="paragraph" style:parent-style-name="Table_20_Heading">
      <style:text-properties officeooo:rsid="0020c452" officeooo:paragraph-rsid="0020c452"/>
    </style:style>
    <style:style style:name="P37" style:family="paragraph" style:parent-style-name="Table_20_Heading">
      <style:paragraph-properties fo:text-align="center" style:justify-single-word="false"/>
      <style:text-properties officeooo:rsid="0020c452" officeooo:paragraph-rsid="0020c452"/>
    </style:style>
    <style:style style:name="P38" style:family="paragraph" style:parent-style-name="Table_20_Heading">
      <style:paragraph-properties fo:text-align="center" style:justify-single-word="false"/>
      <style:text-properties officeooo:rsid="0020c452" officeooo:paragraph-rsid="0025e9f9"/>
    </style:style>
    <style:style style:name="P39" style:family="paragraph" style:parent-style-name="Table_20_Heading">
      <style:text-properties officeooo:rsid="0020c452" officeooo:paragraph-rsid="00273499"/>
    </style:style>
    <style:style style:name="P40" style:family="paragraph" style:parent-style-name="Table_20_Heading">
      <style:text-properties officeooo:rsid="00222220" officeooo:paragraph-rsid="00222220"/>
    </style:style>
    <style:style style:name="P41" style:family="paragraph" style:parent-style-name="Table_20_Heading">
      <style:text-properties officeooo:rsid="00222220" officeooo:paragraph-rsid="00273499"/>
    </style:style>
    <style:style style:name="P42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20c452" style:font-size-asian="10pt" style:font-weight-asian="normal" style:font-size-complex="10pt" style:font-weight-complex="normal"/>
    </style:style>
    <style:style style:name="P43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25e9f9" style:font-size-asian="10pt" style:font-weight-asian="normal" style:font-size-complex="10pt" style:font-weight-complex="normal"/>
    </style:style>
    <style:style style:name="P44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273499" style:font-size-asian="10pt" style:font-weight-asian="normal" style:font-size-complex="10pt" style:font-weight-complex="normal"/>
    </style:style>
    <style:style style:name="P45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222220" style:font-size-asian="10pt" style:font-weight-asian="normal" style:font-size-complex="10pt" style:font-weight-complex="normal"/>
    </style:style>
    <style:style style:name="P46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32e7e0" style:font-size-asian="10pt" style:font-weight-asian="normal" style:font-size-complex="10pt" style:font-weight-complex="normal"/>
    </style:style>
    <style:style style:name="P47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3656dd" style:font-size-asian="10pt" style:font-weight-asian="normal" style:font-size-complex="10pt" style:font-weight-complex="normal"/>
    </style:style>
    <style:style style:name="P48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369607" style:font-size-asian="10pt" style:font-weight-asian="normal" style:font-size-complex="10pt" style:font-weight-complex="normal"/>
    </style:style>
    <style:style style:name="P49" style:family="paragraph" style:parent-style-name="Table_20_Heading">
      <style:paragraph-properties fo:text-align="start" style:justify-single-word="false"/>
      <style:text-properties fo:font-size="10pt" fo:font-weight="normal" officeooo:rsid="0020c452" officeooo:paragraph-rsid="0025e9f9" style:font-size-asian="10pt" style:font-weight-asian="normal" style:font-size-complex="10pt" style:font-weight-complex="normal"/>
    </style:style>
    <style:style style:name="P50" style:family="paragraph" style:parent-style-name="Table_20_Heading">
      <style:paragraph-properties fo:text-align="center" style:justify-single-word="false"/>
      <style:text-properties fo:font-size="10pt" fo:font-weight="normal" officeooo:rsid="001f9fae" officeooo:paragraph-rsid="001f9fae" style:font-size-asian="10pt" style:font-weight-asian="normal" style:font-size-complex="10pt" style:font-weight-complex="normal"/>
    </style:style>
    <style:style style:name="P51" style:family="paragraph" style:parent-style-name="Table_20_Heading">
      <style:paragraph-properties fo:text-align="center" style:justify-single-word="false"/>
      <style:text-properties fo:font-size="10pt" fo:font-weight="normal" officeooo:rsid="001f9fae" officeooo:paragraph-rsid="0025e9f9" style:font-size-asian="10pt" style:font-weight-asian="normal" style:font-size-complex="10pt" style:font-weight-complex="normal"/>
    </style:style>
    <style:style style:name="P52" style:family="paragraph" style:parent-style-name="Table_20_Heading">
      <style:paragraph-properties fo:text-align="center" style:justify-single-word="false"/>
      <style:text-properties fo:font-size="10pt" fo:font-weight="normal" officeooo:rsid="001f9fae" officeooo:paragraph-rsid="0030db1e" style:font-size-asian="10pt" style:font-weight-asian="normal" style:font-size-complex="10pt" style:font-weight-complex="normal"/>
    </style:style>
    <style:style style:name="P53" style:family="paragraph" style:parent-style-name="Table_20_Heading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54" style:family="paragraph" style:parent-style-name="Table_20_Heading">
      <style:paragraph-properties fo:text-align="center" style:justify-single-word="false"/>
      <style:text-properties fo:font-size="10pt" fo:font-weight="normal" officeooo:paragraph-rsid="0025e9f9" style:font-size-asian="10pt" style:font-weight-asian="normal" style:font-size-complex="10pt" style:font-weight-complex="normal"/>
    </style:style>
    <style:style style:name="P55" style:family="paragraph" style:parent-style-name="Table_20_Heading">
      <style:paragraph-properties fo:text-align="center" style:justify-single-word="false"/>
      <style:text-properties fo:font-size="10pt" fo:font-weight="normal" officeooo:rsid="001fb815" officeooo:paragraph-rsid="001fb815" style:font-size-asian="10pt" style:font-weight-asian="normal" style:font-size-complex="10pt" style:font-weight-complex="normal"/>
    </style:style>
    <style:style style:name="P56" style:family="paragraph" style:parent-style-name="Table_20_Heading">
      <style:paragraph-properties fo:text-align="center" style:justify-single-word="false"/>
      <style:text-properties fo:font-size="10pt" fo:font-weight="normal" officeooo:rsid="001fb815" officeooo:paragraph-rsid="0025e9f9" style:font-size-asian="10pt" style:font-weight-asian="normal" style:font-size-complex="10pt" style:font-weight-complex="normal"/>
    </style:style>
    <style:style style:name="P57" style:family="paragraph" style:parent-style-name="Table_20_Heading">
      <style:paragraph-properties fo:text-align="start" style:justify-single-word="false"/>
      <style:text-properties fo:font-size="10pt" fo:font-weight="normal" officeooo:rsid="001fb815" officeooo:paragraph-rsid="0025e9f9" style:font-size-asian="10pt" style:font-weight-asian="normal" style:font-size-complex="10pt" style:font-weight-complex="normal"/>
    </style:style>
    <style:style style:name="P58" style:family="paragraph" style:parent-style-name="Table_20_Heading">
      <style:paragraph-properties fo:text-align="center" style:justify-single-word="false"/>
      <style:text-properties fo:font-size="10pt" fo:font-weight="normal" officeooo:rsid="0028482f" officeooo:paragraph-rsid="0028482f" style:font-size-asian="10pt" style:font-weight-asian="normal" style:font-size-complex="10pt" style:font-weight-complex="normal"/>
    </style:style>
    <style:style style:name="P59" style:family="paragraph" style:parent-style-name="Table_20_Heading">
      <style:paragraph-properties fo:text-align="center" style:justify-single-word="false"/>
      <style:text-properties fo:font-size="10pt" fo:font-weight="normal" officeooo:rsid="0022d648" officeooo:paragraph-rsid="0022d648" style:font-size-asian="10pt" style:font-weight-asian="normal" style:font-size-complex="10pt" style:font-weight-complex="normal"/>
    </style:style>
    <style:style style:name="P60" style:family="paragraph" style:parent-style-name="Table_20_Heading">
      <style:paragraph-properties fo:text-align="center" style:justify-single-word="false"/>
      <style:text-properties fo:font-size="10pt" fo:font-weight="normal" officeooo:rsid="0022d648" officeooo:paragraph-rsid="00273499" style:font-size-asian="10pt" style:font-weight-asian="normal" style:font-size-complex="10pt" style:font-weight-complex="normal"/>
    </style:style>
    <style:style style:name="P61" style:family="paragraph" style:parent-style-name="Table_20_Heading">
      <style:paragraph-properties fo:text-align="center" style:justify-single-word="false"/>
      <style:text-properties fo:font-size="10pt" fo:font-weight="normal" officeooo:rsid="0022d648" officeooo:paragraph-rsid="002b98b5" style:font-size-asian="10pt" style:font-weight-asian="normal" style:font-size-complex="10pt" style:font-weight-complex="normal"/>
    </style:style>
    <style:style style:name="P62" style:family="paragraph" style:parent-style-name="Table_20_Heading">
      <style:paragraph-properties fo:text-align="center" style:justify-single-word="false"/>
      <style:text-properties fo:font-size="10pt" fo:font-weight="normal" officeooo:rsid="0022d648" officeooo:paragraph-rsid="0030db1e" style:font-size-asian="10pt" style:font-weight-asian="normal" style:font-size-complex="10pt" style:font-weight-complex="normal"/>
    </style:style>
    <style:style style:name="P63" style:family="paragraph" style:parent-style-name="Table_20_Heading">
      <style:paragraph-properties fo:text-align="start" style:justify-single-word="false"/>
      <style:text-properties fo:font-size="10pt" fo:font-weight="normal" officeooo:paragraph-rsid="0025e9f9" style:font-size-asian="10pt" style:font-weight-asian="normal" style:font-size-complex="10pt" style:font-weight-complex="normal"/>
    </style:style>
    <style:style style:name="P64" style:family="paragraph" style:parent-style-name="Table_20_Heading">
      <style:paragraph-properties fo:text-align="center" style:justify-single-word="false"/>
      <style:text-properties fo:font-size="10pt" fo:font-weight="normal" officeooo:rsid="002b98b5" officeooo:paragraph-rsid="002b98b5" style:font-size-asian="10pt" style:font-weight-asian="normal" style:font-size-complex="10pt" style:font-weight-complex="normal"/>
    </style:style>
    <style:style style:name="P65" style:family="paragraph" style:parent-style-name="Table_20_Heading">
      <style:paragraph-properties fo:text-align="center" style:justify-single-word="false"/>
      <style:text-properties fo:font-size="10pt" fo:font-weight="normal" officeooo:rsid="0030db1e" officeooo:paragraph-rsid="0030db1e" style:font-size-asian="10pt" style:font-weight-asian="normal" style:font-size-complex="10pt" style:font-weight-complex="normal"/>
    </style:style>
    <style:style style:name="P66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32ca5f" style:font-size-asian="10pt" style:font-weight-asian="normal" style:font-size-complex="10pt" style:font-weight-complex="normal"/>
    </style:style>
    <style:style style:name="P67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1fb815" style:font-size-asian="10pt" style:font-weight-asian="normal" style:font-size-complex="10pt" style:font-weight-complex="normal"/>
    </style:style>
    <style:style style:name="P68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28482f" style:font-size-asian="10pt" style:font-weight-asian="normal" style:font-size-complex="10pt" style:font-weight-complex="normal"/>
    </style:style>
    <style:style style:name="P69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3656dd" style:font-size-asian="10pt" style:font-weight-asian="normal" style:font-size-complex="10pt" style:font-weight-complex="normal"/>
    </style:style>
    <style:style style:name="P70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369607" style:font-size-asian="10pt" style:font-weight-asian="normal" style:font-size-complex="10pt" style:font-weight-complex="normal"/>
    </style:style>
    <style:style style:name="P71" style:family="paragraph" style:parent-style-name="Table_20_Heading">
      <style:paragraph-properties fo:text-align="center" style:justify-single-word="false"/>
      <style:text-properties fo:font-size="10pt" fo:font-weight="normal" officeooo:rsid="0032e7e0" officeooo:paragraph-rsid="0032e7e0" style:font-size-asian="10pt" style:font-weight-asian="normal" style:font-size-complex="10pt" style:font-weight-complex="normal"/>
    </style:style>
    <style:style style:name="P72" style:family="paragraph" style:parent-style-name="Table_20_Heading">
      <style:paragraph-properties fo:text-align="center" style:justify-single-word="false"/>
      <style:text-properties fo:font-size="10pt" fo:font-weight="normal" officeooo:rsid="0034c9d8" officeooo:paragraph-rsid="0034c9d8" style:font-size-asian="10pt" style:font-weight-asian="normal" style:font-size-complex="10pt" style:font-weight-complex="normal"/>
    </style:style>
    <style:style style:name="P73" style:family="paragraph" style:parent-style-name="Table_20_Heading">
      <style:paragraph-properties fo:text-align="center" style:justify-single-word="false"/>
      <style:text-properties fo:font-size="10pt" fo:font-weight="normal" officeooo:rsid="003527df" officeooo:paragraph-rsid="003527df" style:font-size-asian="10pt" style:font-weight-asian="normal" style:font-size-complex="10pt" style:font-weight-complex="normal"/>
    </style:style>
    <style:style style:name="P74" style:family="paragraph" style:parent-style-name="Table_20_Heading">
      <style:paragraph-properties fo:text-align="center" style:justify-single-word="false"/>
      <style:text-properties fo:font-size="10pt" fo:font-weight="normal" officeooo:rsid="003656dd" officeooo:paragraph-rsid="003656dd" style:font-size-asian="10pt" style:font-weight-asian="normal" style:font-size-complex="10pt" style:font-weight-complex="normal"/>
    </style:style>
    <style:style style:name="P75" style:family="paragraph" style:parent-style-name="Table_20_Heading">
      <style:paragraph-properties fo:text-align="center" style:justify-single-word="false"/>
      <style:text-properties fo:font-size="10pt" fo:font-weight="normal" officeooo:rsid="00369607" officeooo:paragraph-rsid="00369607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fo:font-weight="normal" officeooo:rsid="001fb815" officeooo:paragraph-rsid="001fb815" style:font-weight-asian="normal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fo:font-size="10pt" officeooo:rsid="0022d648" officeooo:paragraph-rsid="0022d648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fo:font-size="10pt" officeooo:rsid="0022d648" officeooo:paragraph-rsid="00273499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fo:font-size="10pt" officeooo:rsid="0022d648" officeooo:paragraph-rsid="002b98b5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fo:font-size="10pt" officeooo:rsid="0022d648" officeooo:paragraph-rsid="0030db1e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fo:font-size="10pt" officeooo:rsid="001f9fae" officeooo:paragraph-rsid="001f9fae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fo:font-size="10pt" officeooo:rsid="001f9fae" officeooo:paragraph-rsid="00273499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fo:font-size="10pt" officeooo:rsid="001fb815" officeooo:paragraph-rsid="001fb815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fo:font-size="10pt" officeooo:rsid="001fb815" officeooo:paragraph-rsid="00273499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fo:font-size="10pt" officeooo:rsid="002b98b5" officeooo:paragraph-rsid="002b98b5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fo:font-size="10pt" officeooo:rsid="0032ca5f" style:font-size-asian="10pt" style:font-size-complex="10pt"/>
    </style:style>
    <style:style style:name="P89" style:family="paragraph" style:parent-style-name="Table_20_Contents">
      <style:paragraph-properties fo:text-align="center" style:justify-single-word="false"/>
      <style:text-properties fo:font-size="10pt" officeooo:rsid="0032ca5f" officeooo:paragraph-rsid="0032ca5f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fo:font-size="10pt" fo:font-weight="normal" officeooo:paragraph-rsid="0025e9f9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fo:font-size="10pt" fo:font-weight="normal" officeooo:rsid="001fb815" officeooo:paragraph-rsid="0025e9f9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fo:font-size="10pt" fo:font-weight="normal" officeooo:paragraph-rsid="0025e9f9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0db1e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2e7e0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4c9d8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527df" style:font-size-asian="10pt" style:font-weight-asian="normal" style:font-size-complex="10pt" style:font-weight-complex="normal"/>
    </style:style>
    <style:style style:name="P97" style:family="paragraph" style:parent-style-name="Text_20_body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f9fae" officeooo:paragraph-rsid="001f9fae" style:font-weight-asian="bold" style:font-weight-complex="bold"/>
    </style:style>
    <style:style style:name="P98" style:family="paragraph" style:parent-style-name="Text_20_body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f9fae" officeooo:paragraph-rsid="00273499" style:font-weight-asian="bold" style:font-weight-complex="bold"/>
    </style:style>
    <style:style style:name="P99" style:family="paragraph" style:parent-style-name="Text_20_body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dba00" officeooo:paragraph-rsid="0025e9f9" style:font-weight-asian="bold" style:font-weight-complex="bold"/>
    </style:style>
    <style:style style:name="P100" style:family="paragraph" style:parent-style-name="Heading_20_1">
      <style:paragraph-properties fo:text-align="center" style:justify-single-word="false"/>
    </style:style>
    <style:style style:name="P101" style:family="paragraph" style:parent-style-name="Heading_20_1" style:master-page-name="Right_20_Page">
      <style:paragraph-properties fo:text-align="center" style:justify-single-word="false" style:page-number="auto"/>
    </style:style>
    <style:style style:name="P102" style:family="paragraph" style:parent-style-name="Heading_20_1">
      <style:paragraph-properties fo:text-align="center" style:justify-single-word="false" fo:break-before="page"/>
    </style:style>
    <style:style style:name="P103" style:family="paragraph" style:parent-style-name="Heading_20_1">
      <style:paragraph-properties fo:text-align="center" style:justify-single-word="false" fo:break-before="page"/>
      <style:text-properties officeooo:rsid="001dba00" officeooo:paragraph-rsid="001dba00"/>
    </style:style>
    <style:style style:name="P104" style:family="paragraph" style:parent-style-name="Text_20_body" style:list-style-name="L1">
      <style:paragraph-properties fo:margin-left="0in" fo:margin-right="0in" fo:text-indent="0in" style:auto-text-indent="false"/>
      <style:text-properties style:font-name="Arial" fo:font-size="10pt" style:font-size-asian="10pt" style:font-size-complex="10pt"/>
    </style:style>
    <style:style style:name="P105" style:family="paragraph" style:parent-style-name="Text_20_body" style:list-style-name="L1">
      <style:paragraph-properties fo:margin-left="0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106" style:family="paragraph" style:parent-style-name="Text_20_body" style:list-style-name="L1">
      <style:paragraph-properties fo:margin-left="0in" fo:margin-right="0in" fo:text-indent="0in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07" style:family="paragraph" style:parent-style-name="Text_20_body" style:list-style-name="L1">
      <style:paragraph-properties fo:margin-left="0in" fo:margin-right="0in" fo:text-indent="0in" style:auto-text-indent="false"/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8c66f" style:font-size-asian="18pt" style:font-size-complex="18pt"/>
    </style:style>
    <style:style style:name="T3" style:family="text">
      <style:text-properties fo:font-size="18pt" officeooo:rsid="002a4304" style:font-size-asian="18pt" style:font-size-complex="18pt"/>
    </style:style>
    <style:style style:name="T4" style:family="text">
      <style:text-properties officeooo:rsid="001c7598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1c7598" style:font-weight-asian="normal" style:font-weight-complex="normal"/>
    </style:style>
    <style:style style:name="T7" style:family="text">
      <style:text-properties officeooo:rsid="00222220"/>
    </style:style>
    <style:style style:name="T8" style:family="text">
      <style:text-properties officeooo:rsid="0022d648"/>
    </style:style>
    <style:style style:name="T9" style:family="text">
      <style:text-properties officeooo:rsid="0023c142"/>
    </style:style>
    <style:style style:name="T10" style:family="text">
      <style:text-properties officeooo:rsid="002547a2"/>
    </style:style>
    <style:style style:name="T11" style:family="text">
      <style:text-properties fo:font-weight="bold" officeooo:rsid="0022d648" style:font-weight-asian="bold" style:font-weight-complex="bold"/>
    </style:style>
    <style:style style:name="T12" style:family="text">
      <style:text-properties officeooo:rsid="0025e9f9"/>
    </style:style>
    <style:style style:name="T13" style:family="text">
      <style:text-properties officeooo:rsid="00273499"/>
    </style:style>
    <style:style style:name="T14" style:family="text">
      <style:text-properties officeooo:rsid="0027d54a"/>
    </style:style>
    <style:style style:name="T15" style:family="text">
      <style:text-properties officeooo:rsid="002b98b5"/>
    </style:style>
    <style:style style:name="T16" style:family="text">
      <style:text-properties officeooo:rsid="002bcd64"/>
    </style:style>
    <style:style style:name="T17" style:family="text">
      <style:text-properties officeooo:rsid="002d38e9"/>
    </style:style>
    <style:style style:name="T18" style:family="text">
      <style:text-properties officeooo:rsid="0030db1e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b98b5" style:font-weight-asian="normal" style:font-weight-complex="normal"/>
    </style:style>
    <style:style style:name="T21" style:family="text">
      <style:text-properties fo:font-weight="normal" officeooo:rsid="0030db1e" style:font-weight-asian="normal" style:font-weight-complex="normal"/>
    </style:style>
    <style:style style:name="T22" style:family="text">
      <style:text-properties officeooo:rsid="0032ca5f"/>
    </style:style>
    <style:style style:name="T23" style:family="text">
      <style:text-properties officeooo:rsid="003527df"/>
    </style:style>
    <style:style style:name="T24" style:family="text">
      <style:text-properties officeooo:rsid="003656dd"/>
    </style:style>
    <style:style style:name="T25" style:family="text">
      <style:text-properties officeooo:rsid="00369607"/>
    </style:style>
    <style:style style:name="T26" style:family="text">
      <style:text-properties officeooo:rsid="003839b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1" text:outline-level="1"/>
      <text:h text:style-name="P100" text:outline-level="1"/>
      <text:h text:style-name="P100" text:outline-level="1"/>
      <text:h text:style-name="P100" text:outline-level="1"/>
      <text:h text:style-name="P100" text:outline-level="1"/>
      <text:h text:style-name="P100" text:outline-level="1"/>
      <text:h text:style-name="P100" text:outline-level="1"/>
      <text:h text:style-name="P100" text:outline-level="1"><text:span text:style-name="T2">RV</text:span><text:span text:style-name="T3">MASTER</text:span><text:span text:style-name="T2">LOG</text:span><text:span text:style-name="T1">.EXE </text:span><text:line-break/><text:span text:style-name="T1">SOFTWARE DESIGN SPEC</text:span></text:h>
      <text:p text:style-name="P4"><text:user-defined style:data-style-name="N0" text:name="Version">1.0.0</text:user-defined></text:p>
      <text:p text:style-name="P4"><text:modification-date style:data-style-name="N75">29 Mar 2017</text:modification-date></text:p>
      <text:p text:style-name="P4"/>
      <text:h text:style-name="P102" text:outline-level="1">General Requirements</text:h>
      <text:p text:style-name="P3"/>
      <text:list xml:id="list7075205353283222566" text:style-name="L1">
        <text:list-item>
          <text:p text:style-name="P104">Within this document, the following terms shall be used to mean:</text:p>
        </text:list-item>
        <text:list-item>
          <text:p text:style-name="P104">The term “program” shall refer to the <text:span text:style-name="T4">RVTotalLog</text:span>.EXE program described in this document.</text:p>
        </text:list-item>
        <text:list-item>
          <text:p text:style-name="P106">The program shall use a standard windows interface (GUI).</text:p>
        </text:list-item>
        <text:list-item>
          <text:p text:style-name="P104">The program shall provide a detailed Help file.</text:p>
        </text:list-item>
        <text:list-item>
          <text:p text:style-name="P104">The program shall provide Context Sensitive Help.</text:p>
        </text:list-item>
        <text:list-item>
          <text:p text:style-name="P104"><text:span text:style-name="T5">The program shall provide the capability to Read, Save and Edit </text:span><text:span text:style-name="T6">all</text:span><text:span text:style-name="T5"> data </text:span><text:span text:style-name="T6">tables</text:span><text:span text:style-name="T5">.</text:span></text:p>
        </text:list-item>
        <text:list-item>
          <text:p text:style-name="P106">The program shall maintain all program configuration data in a standard Windows .INI file.</text:p>
        </text:list-item>
        <text:list-item>
          <text:p text:style-name="P106">The program shall automatically load configuration data on startup;</text:p>
        </text:list-item>
        <text:list-item>
          <text:p text:style-name="P106">The program shall automatically save configuration data on shutdown;</text:p>
        </text:list-item>
        <text:list-item>
          <text:p text:style-name="P105">The program shall provide the capability to print formatted <text:span text:style-name="T4">reports</text:span>.</text:p>
        </text:list-item>
        <text:list-item>
          <text:p text:style-name="P105">The program shall make maximum use of “Hot Keys”;</text:p>
        </text:list-item>
        <text:list-item>
          <text:p text:style-name="P107">The program shall provide the capability for User Registration with Nag screen;</text:p>
        </text:list-item>
      </text:list>
      <text:h text:style-name="P103" text:outline-level="1">DATA TABLES</text:h>
      <text:p text:style-name="P5"/>
      <text:p text:style-name="P8">RV TABLE</text:p>
      <text:p text:style-name="P8"/>
      <text:p text:style-name="P17">Primary Key: RV Name</text:p>
      <text:p text:style-name="P17">Foreign Keys: RV Type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37">Field</text:p>
            </table:table-cell>
            <table:table-cell table:style-name="Table1.A1" office:value-type="string">
              <text:p text:style-name="P26">Name</text:p>
            </table:table-cell>
            <table:table-cell table:style-name="Table1.A1" office:value-type="string">
              <text:p text:style-name="P26">Type</text:p>
            </table:table-cell>
            <table:table-cell table:style-name="Table1.A1" office:value-type="string">
              <text:p text:style-name="P26">Length</text:p>
            </table:table-cell>
            <table:table-cell table:style-name="Table1.A1" office:value-type="string">
              <text:p text:style-name="P37">Format</text:p>
            </table:table-cell>
            <table:table-cell table:style-name="Table1.F1" office:value-type="string">
              <text:p text:style-name="P26">Description</text:p>
            </table:table-cell>
          </table:table-row>
        </table:table-header-rows>
        <table:table-row>
          <table:table-cell table:style-name="Table1.A2" office:value-type="string">
            <text:p text:style-name="P65">1</text:p>
          </table:table-cell>
          <table:table-cell table:style-name="Table1.A2" office:value-type="string">
            <text:p text:style-name="P65">RVID</text:p>
          </table:table-cell>
          <table:table-cell table:style-name="Table1.A2" office:value-type="string">
            <text:p text:style-name="P65">String</text:p>
          </table:table-cell>
          <table:table-cell table:style-name="Table1.A2" office:value-type="string">
            <text:p text:style-name="P65">3</text:p>
          </table:table-cell>
          <table:table-cell table:style-name="Table1.A2" office:value-type="string">
            <text:p text:style-name="P65">001...999</text:p>
            <text:p text:style-name="P62">Requires leading zero<text:span text:style-name="T22">s</text:span></text:p>
          </table:table-cell>
          <table:table-cell table:style-name="Table1.F2" office:value-type="string">
            <text:p text:style-name="P82"><text:span text:style-name="T21">[</text:span><text:span text:style-name="T19">User Definable, </text:span><text:span text:style-name="T20"><text:s/></text:span><text:span text:style-name="T21">Mandatory]</text:span></text:p>
          </table:table-cell>
        </table:table-row>
        <table:table-row>
          <table:table-cell table:style-name="Table1.A2" office:value-type="string">
            <text:p text:style-name="P66">2</text:p>
          </table:table-cell>
          <table:table-cell table:style-name="Table1.A2" office:value-type="string">
            <text:p text:style-name="P50">RV Name</text:p>
          </table:table-cell>
          <table:table-cell table:style-name="Table1.A2" office:value-type="string">
            <text:p text:style-name="P52">String</text:p>
          </table:table-cell>
          <table:table-cell table:style-name="Table1.A2" office:value-type="string">
            <text:p text:style-name="P42">30</text:p>
          </table:table-cell>
          <table:table-cell table:style-name="Table1.A2" office:value-type="string">
            <text:p text:style-name="P42">[A..Z, a..z, 0..9, &lt;Sp&gt;<text:span text:style-name="T7">]</text:span></text:p>
          </table:table-cell>
          <table:table-cell table:style-name="Table1.F2" office:value-type="string">
            <text:p text:style-name="P93"><text:span text:style-name="T18">[</text:span>User Definable, <text:span text:style-name="T18">Mandatory] </text:span></text:p>
          </table:table-cell>
        </table:table-row>
        <table:table-row>
          <table:table-cell table:style-name="Table1.A2" office:value-type="string">
            <text:p text:style-name="P66">3</text:p>
          </table:table-cell>
          <table:table-cell table:style-name="Table1.A2" office:value-type="string">
            <text:p text:style-name="P50">RV Type</text:p>
          </table:table-cell>
          <table:table-cell table:style-name="Table1.A2" office:value-type="string">
            <text:p text:style-name="P66">String</text:p>
          </table:table-cell>
          <table:table-cell table:style-name="Table1.A2" office:value-type="string">
            <text:p text:style-name="P66">2</text:p>
          </table:table-cell>
          <table:table-cell table:style-name="Table1.A2" office:value-type="string">
            <text:p text:style-name="P66">01-99</text:p>
          </table:table-cell>
          <table:table-cell table:style-name="Table1.F2" office:value-type="string">
            <text:p text:style-name="P42"><text:span text:style-name="T18">FK </text:span>in the RV Type table</text:p>
            <text:p text:style-name="P66">[Mandatory]</text:p>
          </table:table-cell>
        </table:table-row>
        <table:table-row>
          <table:table-cell table:style-name="Table1.A2" office:value-type="string">
            <text:p text:style-name="P71">4</text:p>
          </table:table-cell>
          <table:table-cell table:style-name="Table1.A2" office:value-type="string">
            <text:p text:style-name="P71">RV Model</text:p>
          </table:table-cell>
          <table:table-cell table:style-name="Table1.A2" office:value-type="string">
            <text:p text:style-name="P71">String</text:p>
          </table:table-cell>
          <table:table-cell table:style-name="Table1.A2" office:value-type="string">
            <text:p text:style-name="P71">30</text:p>
          </table:table-cell>
          <table:table-cell table:style-name="Table1.A2" office:value-type="string">
            <text:p text:style-name="P46">[A..Z, a..z, 0..9, &lt;Sp&gt;<text:span text:style-name="T7">]</text:span></text:p>
          </table:table-cell>
          <table:table-cell table:style-name="Table1.F2" office:value-type="string">
            <text:p text:style-name="P94"><text:span text:style-name="T18">[</text:span>User Definable, <text:span text:style-name="T18">Mandatory] </text:span></text:p>
          </table:table-cell>
        </table:table-row>
        <table:table-row>
          <table:table-cell table:style-name="Table1.A2" office:value-type="string">
            <text:p text:style-name="P72">5</text:p>
          </table:table-cell>
          <table:table-cell table:style-name="Table1.A2" office:value-type="string">
            <text:p text:style-name="P72">Date of Purchase</text:p>
          </table:table-cell>
          <table:table-cell table:style-name="Table1.A2" office:value-type="string">
            <text:p text:style-name="P72">String</text:p>
          </table:table-cell>
          <table:table-cell table:style-name="Table1.A2" office:value-type="string">
            <text:p text:style-name="P72">11</text:p>
          </table:table-cell>
          <table:table-cell table:style-name="Table1.A2" office:value-type="string">
            <text:p text:style-name="P72">[dd&lt;sp&gt;Mmm&lt;yyyy&gt;</text:p>
          </table:table-cell>
          <table:table-cell table:style-name="Table1.F2" office:value-type="string">
            <text:p text:style-name="P95"><text:span text:style-name="T18">[</text:span>User Definable, <text:span text:style-name="T18">Mandatory] </text:span></text:p>
          </table:table-cell>
        </table:table-row>
        <table:table-row>
          <table:table-cell table:style-name="Table1.A2" office:value-type="string">
            <text:p text:style-name="P73">6</text:p>
          </table:table-cell>
          <table:table-cell table:style-name="Table1.A2" office:value-type="string">
            <text:p text:style-name="P73">Purchase Price</text:p>
          </table:table-cell>
          <table:table-cell table:style-name="Table1.A2" office:value-type="string">
            <text:p text:style-name="P73">String</text:p>
          </table:table-cell>
          <table:table-cell table:style-name="Table1.A2" office:value-type="string">
            <text:p text:style-name="P73">10</text:p>
          </table:table-cell>
          <table:table-cell table:style-name="Table1.A2" office:value-type="string">
            <text:p text:style-name="P73">[999,999.99]</text:p>
          </table:table-cell>
          <table:table-cell table:style-name="Table1.F2" office:value-type="string">
            <text:p text:style-name="P96"><text:span text:style-name="T18">[</text:span>User Definable, <text:span text:style-name="T23">Optional] </text:span></text:p>
          </table:table-cell>
        </table:table-row>
        <table:table-row>
          <table:table-cell table:style-name="Table1.A2" office:value-type="string">
            <text:p text:style-name="P74">7</text:p>
          </table:table-cell>
          <table:table-cell table:style-name="Table1.A2" office:value-type="string">
            <text:p text:style-name="P74">Manufacturer</text:p>
          </table:table-cell>
          <table:table-cell table:style-name="Table1.A2" office:value-type="string">
            <text:p text:style-name="P74">String</text:p>
          </table:table-cell>
          <table:table-cell table:style-name="Table1.A2" office:value-type="string">
            <text:p text:style-name="P74">30</text:p>
          </table:table-cell>
          <table:table-cell table:style-name="Table1.A2" office:value-type="string">
            <text:p text:style-name="P47">[A..Z, a..z, 0..9, &lt;Sp&gt;<text:span text:style-name="T7">]</text:span></text:p>
          </table:table-cell>
          <table:table-cell table:style-name="Table1.F2" office:value-type="string">
            <text:p text:style-name="P47"><text:span text:style-name="T18">FK </text:span>in the <text:span text:style-name="T24">Manufacturer</text:span> table</text:p>
            <text:p text:style-name="P69">[Mandatory]</text:p>
          </table:table-cell>
        </table:table-row>
        <table:table-row>
          <table:table-cell table:style-name="Table1.A2" office:value-type="string">
            <text:p text:style-name="P74">8</text:p>
          </table:table-cell>
          <table:table-cell table:style-name="Table1.A2" office:value-type="string">
            <text:p text:style-name="P74">Dealer</text:p>
          </table:table-cell>
          <table:table-cell table:style-name="Table1.A2" office:value-type="string">
            <text:p text:style-name="P74">String</text:p>
          </table:table-cell>
          <table:table-cell table:style-name="Table1.A2" office:value-type="string">
            <text:p text:style-name="P74">30</text:p>
          </table:table-cell>
          <table:table-cell table:style-name="Table1.A2" office:value-type="string">
            <text:p text:style-name="P47">[A..Z, a..z, 0..9, &lt;Sp&gt;<text:span text:style-name="T7">]</text:span></text:p>
          </table:table-cell>
          <table:table-cell table:style-name="Table1.F2" office:value-type="string">
            <text:p text:style-name="P47"><text:span text:style-name="T18">FK </text:span>in the <text:span text:style-name="T24">Manufacturer</text:span> table</text:p>
            <text:p text:style-name="P69">[Mandatory]</text:p>
          </table:table-cell>
        </table:table-row>
        <table:table-row>
          <table:table-cell table:style-name="Table1.A2" office:value-type="string">
            <text:p text:style-name="P72">5</text:p>
          </table:table-cell>
          <table:table-cell table:style-name="Table1.A2" office:value-type="string">
            <text:p text:style-name="P75">Features</text:p>
          </table:table-cell>
          <table:table-cell table:style-name="Table1.A2" office:value-type="string">
            <text:p text:style-name="P75">String</text:p>
          </table:table-cell>
          <table:table-cell table:style-name="Table1.A2" office:value-type="string">
            <text:p text:style-name="P75">99</text:p>
          </table:table-cell>
          <table:table-cell table:style-name="Table1.A2" office:value-type="string">
            <text:p text:style-name="P75">01-99</text:p>
          </table:table-cell>
          <table:table-cell table:style-name="Table1.F2" office:value-type="string">
            <text:p text:style-name="P48"><text:span text:style-name="T18">FK </text:span>in the <text:span text:style-name="T25">Featurers</text:span> table</text:p>
            <text:p text:style-name="P70">[Mandatory]</text:p>
          </table:table-cell>
        </table:table-row>
        <table:table-row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68"/>
          </table:table-cell>
        </table:table-row>
        <table:table-row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42"/>
          </table:table-cell>
          <table:table-cell table:style-name="Table1.F2" office:value-type="string">
            <text:p text:style-name="P67"/>
          </table:table-cell>
        </table:table-row>
        <table:table-row>
          <table:table-cell table:style-name="Table1.A2" office:value-type="string">
            <text:p text:style-name="P89"/>
          </table:table-cell>
          <table:table-cell table:style-name="Table1.A2" office:value-type="string">
            <text:p text:style-name="P7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78"/>
          </table:table-cell>
          <table:table-cell table:style-name="Table1.A2" office:value-type="string">
            <text:p text:style-name="P78"/>
          </table:table-cell>
          <table:table-cell table:style-name="Table1.F2" office:value-type="string">
            <text:p text:style-name="P88"/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/>
          </table:table-cell>
          <table:table-cell table:style-name="Table1.F2" office:value-type="string">
            <text:p text:style-name="P77"/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/>
          </table:table-cell>
          <table:table-cell table:style-name="Table1.F2" office:value-type="string">
            <text:p text:style-name="P77"/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/>
          </table:table-cell>
          <table:table-cell table:style-name="Table1.F2" office:value-type="string">
            <text:p text:style-name="P77"/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/>
          </table:table-cell>
          <table:table-cell table:style-name="Table1.F2" office:value-type="string">
            <text:p text:style-name="P77"/>
          </table:table-cell>
        </table:table-row>
      </table:table>
      <text:p text:style-name="P6"/>
      <text:p text:style-name="P10"/>
      <text:p text:style-name="P97"><text:span text:style-name="T13">DEFAULT </text:span>RV TYPE TABLE</text:p>
      <text:p text:style-name="P13"/>
      <text:p text:style-name="P15">The <text:span text:style-name="T10">Default </text:span>RV Type table <text:span text:style-name="T8">contains </text:span>a list of all RV types <text:span text:style-name="T16">available to</text:span> the user. <text:span text:style-name="T10">The user makes a copy of this table for each Log created, and </text:span>can add, edit <text:span text:style-name="T16">and Activate/Deactivate</text:span> entries <text:span text:style-name="T16">11 to 28. The default table contains 11 default entries that must remain active.</text:span></text:p>
      <text:p text:style-name="P20">The first ten (1..10) default to <text:span text:style-name="T8">[Travel Trailer, Fifth Wheel, Class A Motorhome, Class B Motorhome, Class C Motorhome, </text:span>Toy Hauler, Truck Camper, Bus Conversion, Tent Trailer, Tent] <text:span text:style-name="T17">and 29 defaults to [Other].</text:span></text:p>
      <text:p text:style-name="P22">Entries 1<text:span text:style-name="T17">1</text:span>..<text:span text:style-name="T17">98</text:span> are user definable.</text:p>
      <text:p text:style-name="P17">Primary Key: Field: <text:span text:style-name="T11">ID</text:span></text:p>
      <table:table table:name="RVType" table:style-name="RVType">
        <table:table-column table:style-name="RVType.A"/>
        <table:table-column table:style-name="RVType.B"/>
        <table:table-column table:style-name="RVType.C"/>
        <table:table-column table:style-name="RVType.D"/>
        <table:table-column table:style-name="RVType.E"/>
        <table:table-column table:style-name="RVType.F"/>
        <table:table-header-rows>
          <table:table-row>
            <table:table-cell table:style-name="RVType.A1" office:value-type="string">
              <text:p text:style-name="P36">Field</text:p>
            </table:table-cell>
            <table:table-cell table:style-name="RVType.A1" office:value-type="string">
              <text:p text:style-name="P29">Name</text:p>
            </table:table-cell>
            <table:table-cell table:style-name="RVType.A1" office:value-type="string">
              <text:p text:style-name="P29">Type</text:p>
            </table:table-cell>
            <table:table-cell table:style-name="RVType.A1" office:value-type="string">
              <text:p text:style-name="P29">Length</text:p>
            </table:table-cell>
            <table:table-cell table:style-name="RVType.A1" office:value-type="string">
              <text:p text:style-name="P40">Format</text:p>
            </table:table-cell>
            <table:table-cell table:style-name="RVType.F1" office:value-type="string">
              <text:p text:style-name="P30">Description</text:p>
            </table:table-cell>
          </table:table-row>
        </table:table-header-rows>
        <table:table-row>
          <table:table-cell table:style-name="RVType.A2" office:value-type="string">
            <text:p text:style-name="P79">1</text:p>
          </table:table-cell>
          <table:table-cell table:style-name="RVType.A2" office:value-type="string">
            <text:p text:style-name="P79">ID</text:p>
          </table:table-cell>
          <table:table-cell table:style-name="RVType.A2" office:value-type="string">
            <text:p text:style-name="P79">String</text:p>
          </table:table-cell>
          <table:table-cell table:style-name="RVType.A2" office:value-type="string">
            <text:p text:style-name="P79">2</text:p>
          </table:table-cell>
          <table:table-cell table:style-name="RVType.A2" office:value-type="string">
            <text:p text:style-name="P61">Max <text:span text:style-name="T26">2</text:span>9</text:p>
            <text:p text:style-name="P61">Requires leading zero</text:p>
            <text:p text:style-name="P59"/>
          </table:table-cell>
          <table:table-cell table:style-name="RVType.F2" office:value-type="string">
            <text:p text:style-name="P79">RV Type ID 01..<text:span text:style-name="T26">29</text:span></text:p>
            <text:p text:style-name="P79"><text:span text:style-name="T15">Entries </text:span>01=1<text:span text:style-name="T15">0, 99</text:span> Default <text:span text:style-name="T15">Mandatory</text:span></text:p>
            <text:p text:style-name="P87">Entry 99 Default “Other” Mandatory</text:p>
            <text:p text:style-name="P79"><text:span text:style-name="T15">Entries 11</text:span>-<text:span text:style-name="T15">98</text:span> User Defineable <text:span text:style-name="T15">Optional</text:span></text:p>
            <text:p text:style-name="P79"/>
          </table:table-cell>
        </table:table-row>
        <table:table-row>
          <table:table-cell table:style-name="RVType.A2" office:value-type="string">
            <text:p text:style-name="P87">2</text:p>
          </table:table-cell>
          <table:table-cell table:style-name="RVType.A2" office:value-type="string">
            <text:p text:style-name="P87">Active</text:p>
          </table:table-cell>
          <table:table-cell table:style-name="RVType.A2" office:value-type="string">
            <text:p text:style-name="P87">String</text:p>
          </table:table-cell>
          <table:table-cell table:style-name="RVType.A2" office:value-type="string">
            <text:p text:style-name="P87">1</text:p>
          </table:table-cell>
          <table:table-cell table:style-name="RVType.A2" office:value-type="string">
            <text:p text:style-name="P64">[Y,N]</text:p>
          </table:table-cell>
          <table:table-cell table:style-name="RVType.F2" office:value-type="string">
            <text:p text:style-name="P87">Active RV Type [Y,N]. <text:s text:c="2"/>Man <text:span text:style-name="T16">to 10 and 29 are mandatory [Y] and cannot be changed.</text:span></text:p>
          </table:table-cell>
        </table:table-row>
        <table:table-row>
          <table:table-cell table:style-name="RVType.A2" office:value-type="string">
            <text:p text:style-name="P87">3</text:p>
          </table:table-cell>
          <table:table-cell table:style-name="RVType.A2" office:value-type="string">
            <text:p text:style-name="P79">Name</text:p>
          </table:table-cell>
          <table:table-cell table:style-name="RVType.A2" office:value-type="string">
            <text:p text:style-name="P83">String</text:p>
          </table:table-cell>
          <table:table-cell table:style-name="RVType.A2" office:value-type="string">
            <text:p text:style-name="P85">30</text:p>
          </table:table-cell>
          <table:table-cell table:style-name="RVType.A2" office:value-type="string">
            <text:p text:style-name="P45">[A..Z, a..z, 0..9, <text:span text:style-name="T16">&lt;Dash&gt;, </text:span>&lt;Sp&gt;<text:span text:style-name="T7">]</text:span></text:p>
            <text:p text:style-name="P64">Min 4, Max 30</text:p>
          </table:table-cell>
          <table:table-cell table:style-name="RVType.F2" office:value-type="string">
            <text:p text:style-name="P85"><text:span text:style-name="T16">Entries 01</text:span>RV Type <text:span text:style-name="T10">Name</text:span></text:p>
            <text:p text:style-name="P81"><text:span text:style-name="T15">Entries </text:span>01=1<text:span text:style-name="T15">0, 29</text:span> Default <text:span text:style-name="T15">Mandatory</text:span></text:p>
            <text:p text:style-name="P87">Entry 99 Default “Other” Mandatory</text:p>
            <text:p text:style-name="P81"><text:span text:style-name="T15">Entries 12</text:span>-<text:span text:style-name="T26">28</text:span> User Defineable <text:span text:style-name="T16">Mandatory</text:span></text:p>
          </table:table-cell>
        </table:table-row>
      </table:table>
      <text:p text:style-name="P24"/>
      <text:p text:style-name="P24"><text:s/></text:p>
      <text:p text:style-name="P24"/>
      <text:p text:style-name="P24"><text:line-break/></text:p>
      <text:p text:style-name="P99"><text:span text:style-name="T12">VEHICLE </text:span>TABLE</text:p>
      <text:p text:style-name="P9"/>
      <text:p text:style-name="P18">Primary Key: <text:span text:style-name="T12">Vehicle</text:span> Name</text:p>
      <text:p text:style-name="P18">Foreign Keys: <text:span text:style-name="T12">Vehicle </text:span>Type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38">Field</text:p>
            </table:table-cell>
            <table:table-cell table:style-name="Table2.A1" office:value-type="string">
              <text:p text:style-name="P27">Name</text:p>
            </table:table-cell>
            <table:table-cell table:style-name="Table2.A1" office:value-type="string">
              <text:p text:style-name="P27">Type</text:p>
            </table:table-cell>
            <table:table-cell table:style-name="Table2.A1" office:value-type="string">
              <text:p text:style-name="P27">Length</text:p>
            </table:table-cell>
            <table:table-cell table:style-name="Table2.A1" office:value-type="string">
              <text:p text:style-name="P38">Format</text:p>
            </table:table-cell>
            <table:table-cell table:style-name="Table2.F1" office:value-type="string">
              <text:p text:style-name="P28">Description</text:p>
            </table:table-cell>
          </table:table-row>
        </table:table-header-rows>
        <table:table-row>
          <table:table-cell table:style-name="Table2.A2" office:value-type="string">
            <text:p text:style-name="P43">1</text:p>
          </table:table-cell>
          <table:table-cell table:style-name="Table2.A2" office:value-type="string">
            <text:p text:style-name="P51"><text:span text:style-name="T12">Vehicle</text:span> Name</text:p>
          </table:table-cell>
          <table:table-cell table:style-name="Table2.A2" office:value-type="string">
            <text:p text:style-name="P51">String</text:p>
          </table:table-cell>
          <table:table-cell table:style-name="Table2.A2" office:value-type="string">
            <text:p text:style-name="P43">30</text:p>
          </table:table-cell>
          <table:table-cell table:style-name="Table2.A2" office:value-type="string">
            <text:p text:style-name="P43">[A..Z, a..z, 0..9, &lt;Sp&gt;<text:span text:style-name="T7">]</text:span></text:p>
          </table:table-cell>
          <table:table-cell table:style-name="Table2.F2" office:value-type="string">
            <text:p text:style-name="P49">User defined Name describing this <text:span text:style-name="T12">Vehicle</text:span></text:p>
          </table:table-cell>
        </table:table-row>
        <table:table-row>
          <table:table-cell table:style-name="Table2.A2" office:value-type="string">
            <text:p text:style-name="P43">2</text:p>
          </table:table-cell>
          <table:table-cell table:style-name="Table2.A2" office:value-type="string">
            <text:p text:style-name="P51"><text:span text:style-name="T12">Vehicle</text:span> Type</text:p>
          </table:table-cell>
          <table:table-cell table:style-name="Table2.A2" office:value-type="string">
            <text:p text:style-name="P43">FK</text:p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43"/>
          </table:table-cell>
          <table:table-cell table:style-name="Table2.F2" office:value-type="string">
            <text:p text:style-name="P49">RV Type as defined in the <text:span text:style-name="T12">Vehicle</text:span> Type table</text:p>
          </table:table-cell>
        </table:table-row>
        <table:table-row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43"/>
          </table:table-cell>
          <table:table-cell table:style-name="Table2.F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43"/>
          </table:table-cell>
          <table:table-cell table:style-name="Table2.F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F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F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1"/>
          </table:table-cell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0"/>
          </table:table-cell>
          <table:table-cell table:style-name="Table2.F2" office:value-type="string">
            <text:p text:style-name="P92"/>
          </table:table-cell>
        </table:table-row>
        <table:table-row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0"/>
          </table:table-cell>
          <table:table-cell table:style-name="Table2.F2" office:value-type="string">
            <text:p text:style-name="P92"/>
          </table:table-cell>
        </table:table-row>
        <table:table-row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0"/>
          </table:table-cell>
          <table:table-cell table:style-name="Table2.F2" office:value-type="string">
            <text:p text:style-name="P92"/>
          </table:table-cell>
        </table:table-row>
        <table:table-row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0"/>
          </table:table-cell>
          <table:table-cell table:style-name="Table2.F2" office:value-type="string">
            <text:p text:style-name="P92"/>
          </table:table-cell>
        </table:table-row>
      </table:table>
      <text:p text:style-name="P7"/>
      <text:p text:style-name="P11"/>
      <text:p text:style-name="P98"><text:span text:style-name="T13">DEFAULT VEHICLE</text:span> TYPE TABLE</text:p>
      <text:p text:style-name="P14"/>
      <text:p text:style-name="P16">The <text:span text:style-name="T10">Default Vehicle</text:span> Type table <text:span text:style-name="T8">contains </text:span>a list of all <text:span text:style-name="T13">Vehicle</text:span> types used by the user. <text:span text:style-name="T10">The user makes a copy of ths table for each Log created, and </text:span>can define and add, edit <text:span text:style-name="T10">or delete </text:span>any entries <text:span text:style-name="T10">before saving it. </text:span>Although entries can be deleted, <text:span text:style-name="T10">entry 20 [Other] must always remain.</text:span>.<text:span text:style-name="T8">The default table contains ten 11 default entries.</text:span></text:p>
      <text:p text:style-name="P21">The first ten (1..10) default to <text:span text:style-name="T8">[Travel Trailer, Fifth Wheel, Class A Motorhome, Class B Motorhome, Class C Motorhome, </text:span>Toy Hauler, Truck Camper, Bus Conversion, Tent Trailer, Tent]</text:p>
      <text:p text:style-name="P23">Entries 1..<text:span text:style-name="T14">19</text:span> are user definable.</text:p>
      <text:p text:style-name="P21">The last entry in the table (2<text:span text:style-name="T14">0</text:span>) is <text:span text:style-name="T10">mandatory and is named </text:span>[Other]. </text:p>
      <text:p text:style-name="P19">Primary Key: Field: <text:span text:style-name="T11">ID</text:span></text:p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P39">Field</text:p>
            </table:table-cell>
            <table:table-cell table:style-name="Table3.A1" office:value-type="string">
              <text:p text:style-name="P32">Name</text:p>
            </table:table-cell>
            <table:table-cell table:style-name="Table3.A1" office:value-type="string">
              <text:p text:style-name="P32">Type</text:p>
            </table:table-cell>
            <table:table-cell table:style-name="Table3.A1" office:value-type="string">
              <text:p text:style-name="P32">Length</text:p>
            </table:table-cell>
            <table:table-cell table:style-name="Table3.A1" office:value-type="string">
              <text:p text:style-name="P41">Format</text:p>
            </table:table-cell>
            <table:table-cell table:style-name="Table3.F1" office:value-type="string">
              <text:p text:style-name="P31">Description</text:p>
            </table:table-cell>
          </table:table-row>
        </table:table-header-rows>
        <table:table-row>
          <table:table-cell table:style-name="Table3.A2" office:value-type="string">
            <text:p text:style-name="P80">1</text:p>
          </table:table-cell>
          <table:table-cell table:style-name="Table3.A2" office:value-type="string">
            <text:p text:style-name="P80">ID</text:p>
          </table:table-cell>
          <table:table-cell table:style-name="Table3.A2" office:value-type="string">
            <text:p text:style-name="P80">String</text:p>
          </table:table-cell>
          <table:table-cell table:style-name="Table3.A2" office:value-type="string">
            <text:p text:style-name="P80">2</text:p>
          </table:table-cell>
          <table:table-cell table:style-name="Table3.A2" office:value-type="string">
            <text:p text:style-name="P60"><text:span text:style-name="T9">25</text:span> </text:p>
            <text:p text:style-name="P60">Requires leading zero</text:p>
            <text:p text:style-name="P60">Min 10, Max 99</text:p>
          </table:table-cell>
          <table:table-cell table:style-name="Table3.F2" office:value-type="string">
            <text:p text:style-name="P80"><text:span text:style-name="T13">Vehicle </text:span>Type ID 01..<text:span text:style-name="T9">25</text:span></text:p>
            <text:p text:style-name="P80">01=10 Default</text:p>
            <text:p text:style-name="P80"><text:span text:style-name="T10">0</text:span>1-<text:span text:style-name="T9">24</text:span> User Defineable</text:p>
            <text:p text:style-name="P80">Entry </text:p>
            <text:p text:style-name="P80"><text:span text:style-name="T9">25</text:span> <text:span text:style-name="T10">mandatory</text:span></text:p>
          </table:table-cell>
        </table:table-row>
        <table:table-row>
          <table:table-cell table:style-name="Table3.A2" office:value-type="string">
            <text:p text:style-name="P80">2</text:p>
          </table:table-cell>
          <table:table-cell table:style-name="Table3.A2" office:value-type="string">
            <text:p text:style-name="P80">Name</text:p>
          </table:table-cell>
          <table:table-cell table:style-name="Table3.A2" office:value-type="string">
            <text:p text:style-name="P84">String</text:p>
          </table:table-cell>
          <table:table-cell table:style-name="Table3.A2" office:value-type="string">
            <text:p text:style-name="P86">30</text:p>
          </table:table-cell>
          <table:table-cell table:style-name="Table3.A2" office:value-type="string">
            <text:p text:style-name="P44">[A..Z, a..z, 0..9, &lt;Sp&gt;<text:span text:style-name="T7">]</text:span></text:p>
          </table:table-cell>
          <table:table-cell table:style-name="Table3.F2" office:value-type="string">
            <text:p text:style-name="P86"><text:span text:style-name="T13">Vehicle</text:span> Type <text:span text:style-name="T10">Name</text:span></text:p>
            <text:p text:style-name="P80">01= <text:span text:style-name="T10">24</text:span> <text:span text:style-name="T13">Optional</text:span></text:p>
            <text:p text:style-name="P80"><text:span text:style-name="T9">25</text:span> <text:span text:style-name="T13">Mandatory </text:span>= Other</text:p>
          </table:table-cell>
        </table:table-row>
      </table:table>
      <text:p text:style-name="P25"/>
      <text:p text:style-name="P25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footer>
        <text:p text:style-name="MP2"><text:title>RVKasterLog.EXE Software Design Spec</text:title> <text:user-defined style:data-style-name="N0" text:name="Version">1.0.0</text:user-defined> <text:s text:c="30"/>Page <text:page-number text:select-page="current">6</text:page-number> of <text:page-count>6</text:page-count> <text:s text:c="76"/><text:modification-date style:data-style-name="N75">29 Mar 2017</text:modification-date></text:p>
      </style:footer>
    </style:master-page>
    <style:master-page style:name="Right_20_Page" style:display-name="Right Page" style:page-layout-name="Mpm4" style:next-style-name="Left_20_Page">
      <style:footer>
        <text:p text:style-name="MP2"><text:title>RVKasterLog.EXE Software Design Spec</text:title> <text:user-defined style:data-style-name="N0" text:name="Version">1.0.0</text:user-defined> <text:s text:c="35"/>Page <text:page-number text:select-page="current">5</text:page-number> of <text:page-count>6</text:page-count> <text:s text:c="72"/><text:modification-date style:data-style-name="N75">29 Mar 2017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dc:title>RVKasterLog.EXE Software Design Spec</dc:title>
    <meta:initial-creator>Hew Lines</meta:initial-creator>
    <meta:creation-date>2008-03-07T09:52:35</meta:creation-date>
    <dc:date>2017-03-29T15:42:55.449000000</dc:date>
    <meta:print-date>2013-06-25T14:20:27.180000000</meta:print-date>
    <meta:editing-cycles>273</meta:editing-cycles>
    <meta:editing-duration>P1DT1H33S</meta:editing-duration>
    <meta:document-statistic meta:table-count="4" meta:image-count="0" meta:object-count="0" meta:page-count="6" meta:paragraph-count="178" meta:word-count="683" meta:character-count="4157" meta:non-whitespace-character-count="3436"/>
    <meta:user-defined meta:name="Info 2"/>
    <meta:user-defined meta:name="Info 3"/>
    <meta:user-defined meta:name="Info 4"/>
    <meta:user-defined meta:name="Version">1.0.0</meta:user-defined>
  </office:meta>
</office:document-meta>
</file>